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3.506cm" svg:x="1.4cm" svg:y="0.837cm" presentation:class="title">
          <draw:text-box>
            <text:p>Relaatiotietokantakaavio</text:p>
          </draw:text-box>
        </draw:frame>
        <draw:custom-shape draw:style-name="gr1" draw:text-style-name="P1" draw:layer="layout" svg:width="5.842cm" svg:height="5.334cm" svg:x="10.668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4.318cm" svg:x="2.54cm" svg:y="5.334cm">
          <text:p text:style-name="P2"><text:span text:style-name="T1">&lt;&lt;key&gt;&gt;-idHarjoitus:int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4.826cm" svg:x="20.32cm" svg:y="5.334cm">
          <text:p text:style-name="P4"><text:span text:style-name="T1">&lt;&lt;key&gt;&gt;-KayttajaTunnus: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27cm" svg:x="20.32cm" svg:y="5.334cm">
          <text:p text:style-name="P4">Kayttaja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72cm" svg:height="1.27cm" svg:x="2.54cm" svg:y="5.334cm">
          <text:p text:style-name="P4">Harjoitu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42cm" svg:height="1.27cm" svg:x="10.668cm" svg:y="8.89cm">
          <text:p text:style-name="P4">PaivaKirja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99cm" svg:height="0.645cm" svg:x="20.906cm" svg:y="6.858cm">
          <draw:text-box>
            <text:p text:style-name="P5"><text:span text:style-name="T1">&lt;&lt;key&gt;&gt; id:int</text:span></text:p>
          </draw:text-box>
        </draw:frame>
        <draw:frame draw:style-name="gr3" draw:text-style-name="P5" draw:layer="layout" svg:width="4.634cm" svg:height="2.615cm" svg:x="10.922cm" svg:y="10.365cm">
          <draw:text-box>
            <text:p><text:span text:style-name="T1">&lt;&lt;key&gt;&gt;-PaivaKirjaID:int</text:span></text:p>
            <text:p><text:span text:style-name="T1">&lt;&lt;key&gt;&gt;-Paivamaara:date</text:span></text:p>
            <text:p><text:span text:style-name="T1">&lt;&lt;key&gt;&gt;-Nimi:String</text:span></text:p>
            <text:p><text:span text:style-name="T1">&lt;&lt;key&gt;&gt;-HarjoitusID:int</text:span></text:p>
            <text:p><text:span text:style-name="T1"/></text:p>
            <text:p><text:span text:style-name="T1">-Nimi : int</text:span></text:p>
          </draw:text-box>
        </draw:frame>
        <draw:line draw:style-name="gr4" draw:text-style-name="P4" draw:layer="layout" svg:x1="7.112cm" svg:y1="7.62cm" svg:x2="9.144cm" svg:y2="7.62cm">
          <text:p/>
        </draw:line>
        <draw:line draw:style-name="gr4" draw:text-style-name="P4" draw:layer="layout" svg:x1="9.144cm" svg:y1="7.62cm" svg:x2="9.144cm" svg:y2="11.684cm">
          <text:p/>
        </draw:line>
        <draw:line draw:style-name="gr5" draw:text-style-name="P4" draw:layer="layout" svg:x1="9.144cm" svg:y1="11.684cm" svg:x2="10.668cm" svg:y2="11.684cm">
          <text:p/>
        </draw:line>
        <draw:line draw:style-name="gr4" draw:text-style-name="P4" draw:layer="layout" svg:x1="20.066cm" svg:y1="7.112cm" svg:x2="17.78cm" svg:y2="7.112cm">
          <text:p/>
        </draw:line>
        <draw:line draw:style-name="gr4" draw:text-style-name="P4" draw:layer="layout" svg:x1="17.78cm" svg:y1="7.112cm" svg:x2="17.78cm" svg:y2="12.7cm">
          <text:p/>
        </draw:line>
        <draw:line draw:style-name="gr5" draw:text-style-name="P4" draw:layer="layout" svg:x1="17.78cm" svg:y1="12.7cm" svg:x2="16.764cm" svg:y2="12.7cm">
          <text:p/>
        </draw:line>
        <draw:frame draw:style-name="gr3" draw:text-style-name="P5" draw:layer="layout" svg:width="0.637cm" svg:height="0.645cm" svg:x="10.16cm" svg:y="11.176cm">
          <draw:text-box>
            <text:p text:style-name="P5">*</text:p>
          </draw:text-box>
        </draw:frame>
        <draw:frame draw:style-name="gr3" draw:text-style-name="P5" draw:layer="layout" svg:width="0.637cm" svg:height="0.645cm" svg:x="16.764cm" svg:y="12.192cm">
          <draw:text-box>
            <text:p text:style-name="P5">*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9T18:50:32</meta:creation-date>
    <dc:date>2013-04-29T19:06:45</dc:date>
    <meta:editing-duration>P0D</meta:editing-duration>
    <meta:editing-cycles>1</meta:editing-cycles>
    <meta:document-statistic meta:object-count="40"/>
    <meta:generator>LibreOffice/3.5$Linux_x86 LibreOffice_project/350m1$Build-2</meta:generator>
  </office:meta>
</office:document-meta>
</file>